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statusbar/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33fd" officeooo:paragraph-rsid="001533fd"/>
    </style:style>
    <style:style style:name="P2" style:family="paragraph" style:parent-style-name="Standard">
      <style:text-properties officeooo:rsid="001533fd" officeooo:paragraph-rsid="001533fd"/>
    </style:style>
    <style:style style:family="table" style:name="_1ta0">
      <style:table-properties table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style-name="_1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Janua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May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June</text:p>
          </table:table-cell>
          <table:table-cell office:value-type="float" office:value="18">
            <text:p>18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_0Mpm1"/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office:version="1.2">
  <office:meta>
    <meta:creation-date>2018-05-27T20:01:42.566000000</meta:creation-date>
    <meta:generator>jOpenDocument/1.3</meta:generator>
    <dc:date>2018-05-27T21:35:55.407000000</dc:date>
    <meta:editing-duration>PT13M23S</meta:editing-duration>
    <meta:editing-cycles>2</meta:editing-cycles>
    <meta:user-defined meta:name="SingleXMLDocument_count" meta:value-type="float">1</meta:user-defined>
  </office:meta>
</office:document-meta>
</file>